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6.384cm" fo:break-before="auto" fo:break-after="auto" table:align="left"/>
    </style:style>
    <style:style style:name="Tabelle1.A" style:family="table-column">
      <style:table-column-properties style:column-width="3.126cm"/>
    </style:style>
    <style:style style:name="Tabelle1.B" style:family="table-column">
      <style:table-column-properties style:column-width="3.258cm"/>
    </style:style>
    <style:style style:name="Tabelle1.1" style:family="table-row">
      <style:table-row-properties style:min-row-height="0.683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6.384cm" fo:break-before="auto" fo:break-after="auto" table:align="left"/>
    </style:style>
    <style:style style:name="Tabelle5.A" style:family="table-column">
      <style:table-column-properties style:column-width="3.126cm"/>
    </style:style>
    <style:style style:name="Tabelle5.B" style:family="table-column">
      <style:table-column-properties style:column-width="3.258cm"/>
    </style:style>
    <style:style style:name="Tabelle5.1" style:family="table-row">
      <style:table-row-properties style:min-row-height="0.683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6.384cm" fo:break-before="auto" fo:break-after="auto" table:align="left"/>
    </style:style>
    <style:style style:name="Tabelle4.A" style:family="table-column">
      <style:table-column-properties style:column-width="3.126cm"/>
    </style:style>
    <style:style style:name="Tabelle4.B" style:family="table-column">
      <style:table-column-properties style:column-width="3.258cm"/>
    </style:style>
    <style:style style:name="Tabelle4.1" style:family="table-row">
      <style:table-row-properties style:min-row-height="0.683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6.384cm" fo:break-before="auto" fo:break-after="auto" table:align="left"/>
    </style:style>
    <style:style style:name="Tabelle2.A" style:family="table-column">
      <style:table-column-properties style:column-width="3.126cm"/>
    </style:style>
    <style:style style:name="Tabelle2.B" style:family="table-column">
      <style:table-column-properties style:column-width="3.258cm"/>
    </style:style>
    <style:style style:name="Tabelle2.1" style:family="table-row">
      <style:table-row-properties style:min-row-height="0.683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6.384cm" fo:break-before="auto" fo:break-after="auto" table:align="left"/>
    </style:style>
    <style:style style:name="Tabelle3.A" style:family="table-column">
      <style:table-column-properties style:column-width="3.126cm"/>
    </style:style>
    <style:style style:name="Tabelle3.B" style:family="table-column">
      <style:table-column-properties style:column-width="3.258cm"/>
    </style:style>
    <style:style style:name="Tabelle3.1" style:family="table-row">
      <style:table-row-properties style:min-row-height="0.683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6.384cm" fo:break-before="auto" fo:break-after="auto" table:align="left"/>
    </style:style>
    <style:style style:name="Tabelle6.A" style:family="table-column">
      <style:table-column-properties style:column-width="3.126cm"/>
    </style:style>
    <style:style style:name="Tabelle6.B" style:family="table-column">
      <style:table-column-properties style:column-width="3.258cm"/>
    </style:style>
    <style:style style:name="Tabelle6.1" style:family="table-row">
      <style:table-row-properties style:min-row-height="0.683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6.384cm" fo:break-before="auto" fo:break-after="auto" table:align="left"/>
    </style:style>
    <style:style style:name="Tabelle7.A" style:family="table-column">
      <style:table-column-properties style:column-width="3.126cm"/>
    </style:style>
    <style:style style:name="Tabelle7.B" style:family="table-column">
      <style:table-column-properties style:column-width="3.258cm"/>
    </style:style>
    <style:style style:name="Tabelle7.1" style:family="table-row">
      <style:table-row-properties style:min-row-height="0.683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6.384cm" fo:break-before="auto" fo:break-after="auto" table:align="left"/>
    </style:style>
    <style:style style:name="Tabelle8.A" style:family="table-column">
      <style:table-column-properties style:column-width="3.126cm"/>
    </style:style>
    <style:style style:name="Tabelle8.B" style:family="table-column">
      <style:table-column-properties style:column-width="3.258cm"/>
    </style:style>
    <style:style style:name="Tabelle8.1" style:family="table-row">
      <style:table-row-properties style:min-row-height="0.683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6.384cm" fo:break-before="auto" fo:break-after="auto" table:align="left"/>
    </style:style>
    <style:style style:name="Tabelle9.A" style:family="table-column">
      <style:table-column-properties style:column-width="3.126cm"/>
    </style:style>
    <style:style style:name="Tabelle9.B" style:family="table-column">
      <style:table-column-properties style:column-width="3.258cm"/>
    </style:style>
    <style:style style:name="Tabelle9.1" style:family="table-row">
      <style:table-row-properties style:min-row-height="0.683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515d9" officeooo:paragraph-rsid="001515d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ans" officeooo:rsid="00258265" officeooo:paragraph-rsid="00258265"/>
    </style:style>
    <style:style style:name="P4" style:family="paragraph" style:parent-style-name="Standard">
      <style:text-properties style:font-name="Liberation Sans" officeooo:rsid="00258265" officeooo:paragraph-rsid="0028d19c"/>
    </style:style>
    <style:style style:name="P5" style:family="paragraph" style:parent-style-name="Standard">
      <style:text-properties style:font-name="Liberation Sans" officeooo:rsid="0023f441" officeooo:paragraph-rsid="0023f441"/>
    </style:style>
    <style:style style:name="P6" style:family="paragraph" style:parent-style-name="Standard">
      <style:text-properties style:font-name="Liberation Sans" officeooo:rsid="00298fc5" officeooo:paragraph-rsid="00298fc5"/>
    </style:style>
    <style:style style:name="P7" style:family="paragraph" style:parent-style-name="Standard">
      <style:text-properties style:font-name="Liberation Sans" officeooo:rsid="00298fc5" officeooo:paragraph-rsid="0032ff23"/>
    </style:style>
    <style:style style:name="P8" style:family="paragraph" style:parent-style-name="Standard">
      <style:text-properties style:font-name="Liberation Sans" officeooo:rsid="002acf2c" officeooo:paragraph-rsid="002acf2c"/>
    </style:style>
    <style:style style:name="P9" style:family="paragraph" style:parent-style-name="Standard">
      <style:text-properties style:font-name="Liberation Sans" officeooo:rsid="002cc995" officeooo:paragraph-rsid="002cc995"/>
    </style:style>
    <style:style style:name="P10" style:family="paragraph" style:parent-style-name="Standard">
      <style:text-properties style:font-name="Liberation Sans" officeooo:rsid="00276af6" officeooo:paragraph-rsid="0028d19c"/>
    </style:style>
    <style:style style:name="P11" style:family="paragraph" style:parent-style-name="Standard">
      <style:text-properties style:font-name="Liberation Sans" officeooo:rsid="002ef79b" officeooo:paragraph-rsid="002ef79b"/>
    </style:style>
    <style:style style:name="P12" style:family="paragraph" style:parent-style-name="Standard">
      <style:text-properties style:font-name="Liberation Sans" fo:font-weight="bold" officeooo:rsid="00284912" officeooo:paragraph-rsid="00284912" style:font-weight-asian="bold" style:font-weight-complex="bold"/>
    </style:style>
    <style:style style:name="P13" style:family="paragraph" style:parent-style-name="Standard">
      <style:text-properties style:font-name="Liberation Sans" officeooo:paragraph-rsid="0023f441"/>
    </style:style>
    <style:style style:name="P14" style:family="paragraph" style:parent-style-name="Standard">
      <style:text-properties officeooo:paragraph-rsid="0028d19c"/>
    </style:style>
    <style:style style:name="P15" style:family="paragraph" style:parent-style-name="Standard">
      <style:text-properties officeooo:paragraph-rsid="002acf2c"/>
    </style:style>
    <style:style style:name="P16" style:family="paragraph" style:parent-style-name="Standard">
      <style:text-properties officeooo:paragraph-rsid="00298fc5"/>
    </style:style>
    <style:style style:name="P17" style:family="paragraph" style:parent-style-name="Standard">
      <style:text-properties officeooo:paragraph-rsid="0038792d"/>
    </style:style>
    <style:style style:name="P18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1515d9" officeooo:paragraph-rsid="0030d4b0"/>
    </style:style>
    <style:style style:name="P19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style:text-underline-style="solid" style:text-underline-width="auto" style:text-underline-color="font-color" fo:font-weight="bold" officeooo:rsid="002ef79b" officeooo:paragraph-rsid="002ef79b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659e7" officeooo:paragraph-rsid="0030d4b0"/>
    </style:style>
    <style:style style:name="P21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401d0" officeooo:paragraph-rsid="0030d4b0"/>
    </style:style>
    <style:style style:name="P22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401d0" officeooo:paragraph-rsid="0038792d"/>
    </style:style>
    <style:style style:name="P2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paragraph-rsid="0030d4b0"/>
    </style:style>
    <style:style style:name="P2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31756b" officeooo:paragraph-rsid="0031756b"/>
    </style:style>
    <style:style style:name="P25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fo:font-weight="bold" officeooo:rsid="00284912" officeooo:paragraph-rsid="00316c61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9838c" officeooo:paragraph-rsid="00316c61"/>
    </style:style>
    <style:style style:name="P27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c42f7" officeooo:paragraph-rsid="00316c61"/>
    </style:style>
    <style:style style:name="P28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fo:color="#000000" style:font-name="Liberation Sans" style:text-underline-style="none" officeooo:rsid="0016b498" officeooo:paragraph-rsid="0030d4b0"/>
    </style:style>
    <style:style style:name="P29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style:page-number="auto" fo:background-color="transparent"/>
      <style:text-properties style:font-name="Liberation Sans" officeooo:rsid="0023c6f7" officeooo:paragraph-rsid="0030d4b0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284912" officeooo:paragraph-rsid="00284912" style:font-weight-asian="bold" style:font-weight-complex="bold"/>
    </style:style>
    <style:style style:name="P31" style:family="paragraph" style:parent-style-name="Frame_20_contents">
      <style:text-properties officeooo:paragraph-rsid="0038792d"/>
    </style:style>
    <style:style style:name="P32" style:family="paragraph" style:parent-style-name="Table_20_Contents">
      <style:text-properties style:font-name="Liberation Sans" officeooo:rsid="003518c8" officeooo:paragraph-rsid="0038792d"/>
    </style:style>
    <style:style style:name="P33" style:family="paragraph" style:parent-style-name="Table_20_Contents">
      <style:text-properties style:font-name="Liberation Sans" officeooo:rsid="003518c8" officeooo:paragraph-rsid="003915e2"/>
    </style:style>
    <style:style style:name="P34" style:family="paragraph" style:parent-style-name="Table_20_Contents">
      <style:text-properties style:font-name="Liberation Sans" style:text-underline-style="solid" style:text-underline-width="auto" style:text-underline-color="font-color" officeooo:rsid="003518c8" officeooo:paragraph-rsid="0038792d"/>
    </style:style>
    <style:style style:name="P35" style:family="paragraph" style:parent-style-name="Table_20_Contents">
      <style:text-properties style:font-name="Liberation Sans" style:text-underline-style="solid" style:text-underline-width="auto" style:text-underline-color="font-color" officeooo:rsid="003915e2" officeooo:paragraph-rsid="003915e2"/>
    </style:style>
    <style:style style:name="P36" style:family="paragraph" style:parent-style-name="Table_20_Contents">
      <style:text-properties style:font-name="Liberation Sans" officeooo:rsid="00366d09" officeooo:paragraph-rsid="0038792d"/>
    </style:style>
    <style:style style:name="P37" style:family="paragraph" style:parent-style-name="Table_20_Contents">
      <style:text-properties style:font-name="Liberation Sans" officeooo:rsid="0036c312" officeooo:paragraph-rsid="0038792d"/>
    </style:style>
    <style:style style:name="P38" style:family="paragraph" style:parent-style-name="Table_20_Contents">
      <style:text-properties style:font-name="Liberation Sans" officeooo:rsid="0038792d" officeooo:paragraph-rsid="0038792d"/>
    </style:style>
    <style:style style:name="P39" style:family="paragraph" style:parent-style-name="Table_20_Contents">
      <style:text-properties style:font-name="Liberation Sans" officeooo:rsid="003915e2" officeooo:paragraph-rsid="003915e2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518c8" officeooo:paragraph-rsid="0038792d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8792d" officeooo:paragraph-rsid="0038792d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915e2" officeooo:paragraph-rsid="003915e2" style:font-size-asian="14pt" style:font-weight-asian="bold" style:font-size-complex="14pt" style:font-weight-complex="bold"/>
    </style:style>
    <style:style style:name="P43" style:family="paragraph" style:parent-style-name="Table_20_Contents">
      <style:text-properties style:font-name="Liberation Sans" fo:font-style="italic" fo:font-weight="normal" officeooo:rsid="003518c8" officeooo:paragraph-rsid="003915e2" style:font-style-asian="italic" style:font-weight-asian="normal" style:font-style-complex="italic" style:font-weight-complex="normal"/>
    </style:style>
    <style:style style:name="P44" style:family="paragraph" style:parent-style-name="Table_20_Contents">
      <style:text-properties style:font-name="Liberation Sans" fo:font-style="italic" fo:font-weight="normal" officeooo:rsid="003518c8" officeooo:paragraph-rsid="0038792d" style:font-style-asian="italic" style:font-weight-asian="normal" style:font-style-complex="italic" style:font-weight-complex="normal"/>
    </style:style>
    <style:style style:name="P45" style:family="paragraph" style:parent-style-name="Table_20_Contents">
      <style:text-properties style:font-name="Liberation Sans" officeooo:rsid="003a5c4f" officeooo:paragraph-rsid="003a5c4f"/>
    </style:style>
    <style:style style:name="P46" style:family="paragraph" style:parent-style-name="Table_20_Contents">
      <style:text-properties fo:color="#c9211e" style:font-name="Liberation Sans" style:text-underline-style="solid" style:text-underline-width="auto" style:text-underline-color="font-color" officeooo:rsid="003518c8" officeooo:paragraph-rsid="0038792d"/>
    </style:style>
    <style:style style:name="P47" style:family="paragraph" style:parent-style-name="Table_20_Contents">
      <style:text-properties fo:color="#000000" style:font-name="Liberation Sans" style:text-underline-style="solid" style:text-underline-width="auto" style:text-underline-color="font-color" officeooo:rsid="003915e2" officeooo:paragraph-rsid="003915e2"/>
    </style:style>
    <style:style style:name="P48" style:family="paragraph" style:parent-style-name="Table_20_Contents">
      <style:text-properties fo:color="#000000" style:font-name="Liberation Sans" style:text-underline-style="none" officeooo:rsid="003915e2" officeooo:paragraph-rsid="003915e2"/>
    </style:style>
    <style:style style:name="P49" style:family="paragraph" style:parent-style-name="Standard">
      <style:text-properties officeooo:rsid="0038792d" officeooo:paragraph-rsid="0038792d"/>
    </style:style>
    <style:style style:name="P50" style:family="paragraph" style:parent-style-name="Standard">
      <style:text-properties officeooo:rsid="0038792d" officeooo:paragraph-rsid="003c1395"/>
    </style:style>
    <style:style style:name="P51" style:family="paragraph" style:parent-style-name="Standard">
      <style:text-properties officeooo:paragraph-rsid="003915e2"/>
    </style:style>
    <style:style style:name="P52" style:family="paragraph" style:parent-style-name="Standard">
      <style:text-properties officeooo:paragraph-rsid="003c1395"/>
    </style:style>
    <style:style style:name="P53" style:family="paragraph" style:parent-style-name="Standard">
      <style:paragraph-properties fo:break-before="auto" fo:break-after="auto"/>
      <style:text-properties officeooo:rsid="0038792d" officeooo:paragraph-rsid="0038792d"/>
    </style:style>
    <style:style style:name="P54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50%" fo:text-indent="-0.9cm" style:auto-text-indent="false" fo:background-color="transparent"/>
      <style:text-properties style:font-name="Liberation Sans" officeooo:rsid="002401d0" officeooo:paragraph-rsid="0038792d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8792d" officeooo:paragraph-rsid="003c1395" style:font-size-asian="14pt" style:font-weight-asian="bold" style:font-size-complex="14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c1395" officeooo:paragraph-rsid="003c1395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rsid="003915e2" officeooo:paragraph-rsid="003c1395" style:font-size-asian="14pt" style:font-weight-asian="bold" style:font-size-complex="14pt" style:font-weight-complex="bold"/>
    </style:style>
    <style:style style:name="P58" style:family="paragraph" style:parent-style-name="Table_20_Contents">
      <style:text-properties style:font-name="Liberation Sans" fo:font-style="italic" fo:font-weight="normal" officeooo:rsid="003518c8" officeooo:paragraph-rsid="003bbb55" style:font-style-asian="italic" style:font-weight-asian="normal" style:font-style-complex="italic" style:font-weight-complex="normal"/>
    </style:style>
    <style:style style:name="P59" style:family="paragraph" style:parent-style-name="Table_20_Contents">
      <style:text-properties style:font-name="Liberation Sans" fo:font-style="italic" fo:font-weight="normal" officeooo:rsid="003518c8" officeooo:paragraph-rsid="003c1395" style:font-style-asian="italic" style:font-weight-asian="normal" style:font-style-complex="italic" style:font-weight-complex="normal"/>
    </style:style>
    <style:style style:name="P60" style:family="paragraph" style:parent-style-name="Table_20_Contents">
      <style:text-properties style:font-name="Liberation Sans" officeooo:rsid="003915e2" officeooo:paragraph-rsid="003915e2"/>
    </style:style>
    <style:style style:name="P61" style:family="paragraph" style:parent-style-name="Table_20_Contents">
      <style:text-properties style:font-name="Liberation Sans" officeooo:rsid="003915e2" officeooo:paragraph-rsid="003bbb55"/>
    </style:style>
    <style:style style:name="P62" style:family="paragraph" style:parent-style-name="Table_20_Contents">
      <style:text-properties style:font-name="Liberation Sans" officeooo:rsid="003915e2" officeooo:paragraph-rsid="003c1395"/>
    </style:style>
    <style:style style:name="P63" style:family="paragraph" style:parent-style-name="Table_20_Contents">
      <style:text-properties style:font-name="Liberation Sans" style:text-underline-style="solid" style:text-underline-width="auto" style:text-underline-color="font-color" officeooo:rsid="003915e2" officeooo:paragraph-rsid="003c1395"/>
    </style:style>
    <style:style style:name="P64" style:family="paragraph" style:parent-style-name="Table_20_Contents">
      <style:text-properties style:font-name="Liberation Sans" officeooo:rsid="003c1395" officeooo:paragraph-rsid="003c1395"/>
    </style:style>
    <style:style style:name="P65" style:family="paragraph" style:parent-style-name="Table_20_Contents">
      <style:text-properties style:font-name="Liberation Sans" officeooo:rsid="003518c8" officeooo:paragraph-rsid="003c1395"/>
    </style:style>
    <style:style style:name="P66" style:family="paragraph" style:parent-style-name="Table_20_Contents">
      <style:text-properties style:font-name="Liberation Sans" officeooo:rsid="003a5c4f" officeooo:paragraph-rsid="003a5c4f"/>
    </style:style>
    <style:style style:name="P67" style:family="paragraph" style:parent-style-name="Table_20_Contents">
      <style:text-properties style:font-name="Liberation Sans" officeooo:rsid="003a5c4f" officeooo:paragraph-rsid="003c1395"/>
    </style:style>
    <style:style style:name="P68" style:family="paragraph" style:parent-style-name="Table_20_Contents">
      <style:text-properties style:font-name="Liberation Sans" officeooo:rsid="0038792d" officeooo:paragraph-rsid="003c1395"/>
    </style:style>
    <style:style style:name="P69" style:family="paragraph" style:parent-style-name="Table_20_Contents">
      <style:text-properties style:font-name="Liberation Sans" officeooo:rsid="003c5c0b" officeooo:paragraph-rsid="003c5c0b"/>
    </style:style>
    <style:style style:name="P70" style:family="paragraph" style:parent-style-name="Table_20_Contents">
      <style:text-properties style:font-name="Liberation Sans" officeooo:rsid="003d5687" officeooo:paragraph-rsid="003d5687"/>
    </style:style>
    <style:style style:name="P71" style:family="paragraph" style:parent-style-name="Table_20_Contents">
      <style:text-properties fo:color="#000000" style:font-name="Liberation Sans" style:text-underline-style="solid" style:text-underline-width="auto" style:text-underline-color="font-color" officeooo:rsid="003915e2" officeooo:paragraph-rsid="003915e2"/>
    </style:style>
    <style:style style:name="P72" style:family="paragraph" style:parent-style-name="Table_20_Contents">
      <style:text-properties fo:color="#000000" style:font-name="Liberation Sans" style:text-underline-style="solid" style:text-underline-width="auto" style:text-underline-color="font-color" officeooo:rsid="003c1395" officeooo:paragraph-rsid="003c1395"/>
    </style:style>
    <style:style style:name="P73" style:family="paragraph" style:parent-style-name="Table_20_Contents">
      <style:text-properties fo:color="#000000" style:font-name="Liberation Sans" style:text-underline-style="none" officeooo:rsid="003915e2" officeooo:paragraph-rsid="003915e2"/>
    </style:style>
    <style:style style:name="P74" style:family="paragraph" style:parent-style-name="Table_20_Contents">
      <style:text-properties fo:color="#000000" style:font-name="Liberation Sans" style:text-underline-style="none" officeooo:rsid="003915e2" officeooo:paragraph-rsid="003c1395"/>
    </style:style>
    <style:style style:name="P75" style:family="paragraph" style:parent-style-name="Table_20_Contents">
      <style:text-properties fo:color="#000000" style:font-name="Liberation Sans" style:text-underline-style="none" officeooo:rsid="003c1395" officeooo:paragraph-rsid="003c1395"/>
    </style:style>
    <style:style style:name="P76" style:family="paragraph" style:parent-style-name="Table_20_Contents">
      <style:text-properties fo:color="#c9211e" style:font-name="Liberation Sans" style:text-underline-style="solid" style:text-underline-width="auto" style:text-underline-color="font-color" officeooo:rsid="003915e2" officeooo:paragraph-rsid="003c1395"/>
    </style:style>
    <style:style style:name="P77" style:family="paragraph" style:parent-style-name="Table_20_Contents">
      <style:text-properties fo:color="#c9211e" style:font-name="Liberation Sans" style:text-underline-style="solid" style:text-underline-width="auto" style:text-underline-color="font-color" officeooo:rsid="003c1395" officeooo:paragraph-rsid="003c1395"/>
    </style:style>
    <style:style style:name="P78" style:family="paragraph" style:parent-style-name="Table_20_Contents">
      <style:text-properties fo:color="#c9211e" style:font-name="Liberation Sans" style:text-underline-style="solid" style:text-underline-width="auto" style:text-underline-color="font-color" officeooo:rsid="003518c8" officeooo:paragraph-rsid="003c1395"/>
    </style:style>
    <style:style style:name="P79" style:family="paragraph" style:parent-style-name="Table_20_Contents">
      <style:text-properties fo:color="#c9211e" style:font-name="Liberation Sans" style:text-underline-style="none" officeooo:rsid="003c1395" officeooo:paragraph-rsid="003c1395"/>
    </style:style>
    <style:style style:name="P80" style:family="paragraph" style:parent-style-name="Table_20_Contents">
      <style:text-properties fo:color="#c9211e" style:font-name="Liberation Sans" style:text-underline-style="none" officeooo:rsid="003915e2" officeooo:paragraph-rsid="003915e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f4a6"/>
    </style:style>
    <style:style style:name="T3" style:family="text">
      <style:text-properties style:text-underline-style="solid" style:text-underline-width="auto" style:text-underline-color="font-color" officeooo:rsid="00254925"/>
    </style:style>
    <style:style style:name="T4" style:family="text">
      <style:text-properties style:text-underline-style="solid" style:text-underline-width="auto" style:text-underline-color="font-color" officeooo:rsid="001515d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515d9"/>
    </style:style>
    <style:style style:name="T7" style:family="text">
      <style:text-properties style:text-underline-style="none" officeooo:rsid="002401d0"/>
    </style:style>
    <style:style style:name="T8" style:family="text">
      <style:text-properties style:text-underline-style="none" officeooo:rsid="00254925"/>
    </style:style>
    <style:style style:name="T9" style:family="text">
      <style:text-properties fo:color="#c9211e"/>
    </style:style>
    <style:style style:name="T10" style:family="text">
      <style:text-properties fo:color="#c9211e" style:text-underline-style="none" officeooo:rsid="001c42f7"/>
    </style:style>
    <style:style style:name="T11" style:family="text">
      <style:text-properties fo:color="#c9211e" style:text-underline-style="solid" style:text-underline-width="auto" style:text-underline-color="font-color"/>
    </style:style>
    <style:style style:name="T12" style:family="text">
      <style:text-properties fo:color="#c9211e" officeooo:rsid="00254925"/>
    </style:style>
    <style:style style:name="T13" style:family="text">
      <style:text-properties officeooo:rsid="0028d19c"/>
    </style:style>
    <style:style style:name="T14" style:family="text">
      <style:text-properties officeooo:rsid="002acf2c"/>
    </style:style>
    <style:style style:name="T15" style:family="text">
      <style:text-properties officeooo:rsid="002cc995"/>
    </style:style>
    <style:style style:name="T16" style:family="text">
      <style:text-properties officeooo:rsid="002401d0"/>
    </style:style>
    <style:style style:name="T17" style:family="text">
      <style:text-properties officeooo:rsid="00254925"/>
    </style:style>
    <style:style style:name="T18" style:family="text">
      <style:text-properties fo:color="#000000" style:text-underline-style="none"/>
    </style:style>
    <style:style style:name="T19" style:family="text">
      <style:text-properties fo:color="#000000" style:text-underline-style="none" officeooo:rsid="002401d0"/>
    </style:style>
    <style:style style:name="T20" style:family="text">
      <style:text-properties officeooo:rsid="002659e7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style:use-window-font-color="true" style:text-underline-style="none" officeooo:rsid="00254925"/>
    </style:style>
    <style:style style:name="T23" style:family="text">
      <style:text-properties style:use-window-font-color="true" officeooo:rsid="00254925"/>
    </style:style>
    <style:style style:name="T24" style:family="text">
      <style:text-properties officeooo:rsid="0030d4b0"/>
    </style:style>
    <style:style style:name="T25" style:family="text">
      <style:text-properties style:font-name="Liberation Sans" officeooo:rsid="00276af6"/>
    </style:style>
    <style:style style:name="T26" style:family="text">
      <style:text-properties style:font-name="Liberation Sans" officeooo:rsid="0030d4b0"/>
    </style:style>
    <style:style style:name="T27" style:family="text">
      <style:text-properties style:font-name="Liberation Sans" officeooo:rsid="002acf2c"/>
    </style:style>
    <style:style style:name="T28" style:family="text">
      <style:text-properties style:font-name="Liberation Sans" officeooo:rsid="0032ff23"/>
    </style:style>
    <style:style style:name="T29" style:family="text">
      <style:text-properties style:font-name="Liberation Sans" officeooo:rsid="00298fc5"/>
    </style:style>
    <style:style style:name="T30" style:family="text">
      <style:text-properties officeooo:rsid="00316c61"/>
    </style:style>
    <style:style style:name="T31" style:family="text">
      <style:text-properties officeooo:rsid="0032ff23"/>
    </style:style>
    <style:style style:name="T32" style:family="text">
      <style:text-properties officeooo:rsid="0036c312"/>
    </style:style>
    <style:style style:name="T33" style:family="text">
      <style:text-properties officeooo:rsid="0038792d"/>
    </style:style>
    <style:style style:name="fr1" style:family="graphic" style:parent-style-name="Frame">
      <style:graphic-properties style:vertical-pos="from-top" style:horizontal-pos="center" style:horizontal-rel="paragraph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Relationenmodell AG-Manager</text:p>
      <text:p text:style-name="P22"><draw:frame draw:style-name="fr1" draw:name="Rahmen1" text:anchor-type="as-char" svg:y="-0.787cm" draw:z-index="0"><draw:text-box fo:min-height="2.836cm" fo:min-width="6.2cm"><table:table table:name="Tabelle1" table:style-name="Tabelle1"><table:table-column table:style-name="Tabelle1.A"/><table:table-column table:style-name="Tabelle1.B"/><table:table-row table:style-name="Tabelle1.1"><table:table-cell table:style-name="Tabelle1.A1" table:number-columns-spanned="2" office:value-type="string"><text:p text:style-name="P40">users</text:p></table:table-cell><table:covered-table-cell/></table:table-row><table:table-row table:style-name="Tabelle1.1"><table:table-cell table:style-name="Tabelle1.A2" office:value-type="string"><text:p text:style-name="P44">Attribute</text:p></table:table-cell><table:table-cell table:style-name="Tabelle1.B2" office:value-type="string"><text:p text:style-name="P44">Domain</text:p></table:table-cell></table:table-row><table:table-row table:style-name="Tabelle1.1"><table:table-cell table:style-name="Tabelle1.A2" office:value-type="string"><text:p text:style-name="P34">user_id</text:p></table:table-cell><table:table-cell table:style-name="Tabelle1.B2" office:value-type="string"><text:p text:style-name="P32">SERIAL</text:p></table:table-cell></table:table-row><table:table-row table:style-name="Tabelle1.1"><table:table-cell table:style-name="Tabelle1.A2" office:value-type="string"><text:p text:style-name="P32">firstname</text:p></table:table-cell><table:table-cell table:style-name="Tabelle1.B2" office:value-type="string"><text:p text:style-name="P32"><text:span text:style-name="T32">VARCHAR</text:span>(30)</text:p></table:table-cell></table:table-row><table:table-row table:style-name="Tabelle1.1"><table:table-cell table:style-name="Tabelle1.A2" office:value-type="string"><text:p text:style-name="P32">lastname</text:p></table:table-cell><table:table-cell table:style-name="Tabelle1.B2" office:value-type="string"><text:p text:style-name="P32"><text:span text:style-name="T32">VARCHAR</text:span>(30)</text:p></table:table-cell></table:table-row><table:table-row table:style-name="Tabelle1.1"><table:table-cell table:style-name="Tabelle1.A2" office:value-type="string"><text:p text:style-name="P32">username</text:p></table:table-cell><table:table-cell table:style-name="Tabelle1.B2" office:value-type="string"><text:p text:style-name="P32"><text:span text:style-name="T32">VARCHAR</text:span>(30)</text:p></table:table-cell></table:table-row><table:table-row table:style-name="Tabelle1.1"><table:table-cell table:style-name="Tabelle1.A2" office:value-type="string"><text:p text:style-name="P32">password</text:p></table:table-cell><table:table-cell table:style-name="Tabelle1.B2" office:value-type="string"><text:p text:style-name="P32"><text:span text:style-name="T32">VARCHAR</text:span>(255)</text:p></table:table-cell></table:table-row><table:table-row table:style-name="Tabelle1.1"><table:table-cell table:style-name="Tabelle1.A2" office:value-type="string"><text:p text:style-name="P32">email</text:p></table:table-cell><table:table-cell table:style-name="Tabelle1.B2" office:value-type="string"><text:p text:style-name="P32"><text:span text:style-name="T32">VARCHAR</text:span>(100)</text:p></table:table-cell></table:table-row><table:table-row table:style-name="Tabelle1.1"><table:table-cell table:style-name="Tabelle1.A2" office:value-type="string"><text:p text:style-name="P32">roll</text:p></table:table-cell><table:table-cell table:style-name="Tabelle1.B2" office:value-type="string"><text:p text:style-name="P32"><text:span text:style-name="T32">VARCHAR</text:span>(10)</text:p></table:table-cell></table:table-row><table:table-row table:style-name="Tabelle1.1"><table:table-cell table:style-name="Tabelle1.A2" office:value-type="string"><text:p text:style-name="P36">registrationtime</text:p></table:table-cell><table:table-cell table:style-name="Tabelle1.B2" office:value-type="string"><text:p text:style-name="P37">TIMESTAMP</text:p></table:table-cell></table:table-row><table:table-row table:style-name="Tabelle1.1"><table:table-cell table:style-name="Tabelle1.A2" office:value-type="string"><text:p text:style-name="P36">enabled</text:p></table:table-cell><table:table-cell table:style-name="Tabelle1.B2" office:value-type="string"><text:p text:style-name="P37">BOOLEAN</text:p></table:table-cell></table:table-row><table:table-row table:style-name="Tabelle1.1"><table:table-cell table:style-name="Tabelle1.A2" office:value-type="string"><text:p text:style-name="P37">last_update</text:p></table:table-cell><table:table-cell table:style-name="Tabelle1.B2" office:value-type="string"><text:p text:style-name="P37">TIMESTAMP</text:p></table:table-cell></table:table-row></table:table><text:p text:style-name="P17"/><table:table table:name="Tabelle2" table:style-name="Tabelle2"><table:table-column table:style-name="Tabelle2.A"/><table:table-column table:style-name="Tabelle2.B"/><table:table-row table:style-name="Tabelle2.1"><table:table-cell table:style-name="Tabelle2.A1" table:number-columns-spanned="2" office:value-type="string"><text:p text:style-name="P55">teachers</text:p></table:table-cell><table:covered-table-cell/></table:table-row><table:table-row table:style-name="Tabelle2.1"><table:table-cell table:style-name="Tabelle2.A2" office:value-type="string"><text:p text:style-name="P59">Attribute</text:p></table:table-cell><table:table-cell table:style-name="Tabelle2.B2" office:value-type="string"><text:p text:style-name="P59">Domain</text:p></table:table-cell></table:table-row><table:table-row table:style-name="Tabelle2.1"><table:table-cell table:style-name="Tabelle2.A2" office:value-type="string"><text:p text:style-name="P78">user_id</text:p></table:table-cell><table:table-cell table:style-name="Tabelle2.B2" office:value-type="string"><text:p text:style-name="P65">SERIAL</text:p></table:table-cell></table:table-row><table:table-row table:style-name="Tabelle2.1"><table:table-cell table:style-name="Tabelle2.A2" office:value-type="string"><text:p text:style-name="P68">shorthand</text:p></table:table-cell><table:table-cell table:style-name="Tabelle2.B2" office:value-type="string"><text:p text:style-name="P65"><text:span text:style-name="T32">VARCHAR</text:span>(<text:span text:style-name="T33">1</text:span>0)</text:p></table:table-cell></table:table-row></table:table><text:p text:style-name="P52"/><table:table table:name="Tabelle3" table:style-name="Tabelle3"><table:table-column table:style-name="Tabelle3.A"/><table:table-column table:style-name="Tabelle3.B"/><table:table-row table:style-name="Tabelle3.1"><table:table-cell table:style-name="Tabelle3.A1" table:number-columns-spanned="2" office:value-type="string"><text:p text:style-name="P55">students</text:p></table:table-cell><table:covered-table-cell/></table:table-row><table:table-row table:style-name="Tabelle3.1"><table:table-cell table:style-name="Tabelle3.A2" office:value-type="string"><text:p text:style-name="P59">Attribute</text:p></table:table-cell><table:table-cell table:style-name="Tabelle3.B2" office:value-type="string"><text:p text:style-name="P59">Domain</text:p></table:table-cell></table:table-row><table:table-row table:style-name="Tabelle3.1"><table:table-cell table:style-name="Tabelle3.A2" office:value-type="string"><text:p text:style-name="P78">user_id</text:p></table:table-cell><table:table-cell table:style-name="Tabelle3.B2" office:value-type="string"><text:p text:style-name="P62">INTEGER</text:p></table:table-cell></table:table-row><table:table-row table:style-name="Tabelle3.1"><table:table-cell table:style-name="Tabelle3.A2" office:value-type="string"><text:p text:style-name="P68">studentnumber</text:p></table:table-cell><table:table-cell table:style-name="Tabelle3.B2" office:value-type="string"><text:p text:style-name="P65"><text:span text:style-name="T32">VARCHAR</text:span>(<text:span text:style-name="T33">2</text:span>0)</text:p></table:table-cell></table:table-row></table:table><text:p text:style-name="P52"/><table:table table:name="Tabelle5" table:style-name="Tabelle5"><table:table-column table:style-name="Tabelle5.A"/><table:table-column table:style-name="Tabelle5.B"/><table:table-row table:style-name="Tabelle5.1"><table:table-cell table:style-name="Tabelle5.A1" table:number-columns-spanned="2" office:value-type="string"><text:p text:style-name="P42">wgs</text:p></table:table-cell><table:covered-table-cell/></table:table-row><table:table-row table:style-name="Tabelle5.1"><table:table-cell table:style-name="Tabelle5.A2" office:value-type="string"><text:p text:style-name="P43">Attribute</text:p></table:table-cell><table:table-cell table:style-name="Tabelle5.B2" office:value-type="string"><text:p text:style-name="P43">Domain</text:p></table:table-cell></table:table-row><table:table-row table:style-name="Tabelle5.1"><table:table-cell table:style-name="Tabelle5.A2" office:value-type="string"><text:p text:style-name="P35">wg_id</text:p></table:table-cell><table:table-cell table:style-name="Tabelle5.B2" office:value-type="string"><text:p text:style-name="P33">SERIAL</text:p></table:table-cell></table:table-row><table:table-row table:style-name="Tabelle5.1"><table:table-cell table:style-name="Tabelle5.A2" office:value-type="string"><text:p text:style-name="P39">title</text:p></table:table-cell><table:table-cell table:style-name="Tabelle5.B2" office:value-type="string"><text:p text:style-name="P39">VARCHAR(100)</text:p></table:table-cell></table:table-row><table:table-row table:style-name="Tabelle5.1"><table:table-cell table:style-name="Tabelle5.A2" office:value-type="string"><text:p text:style-name="P45">weekday</text:p></table:table-cell><table:table-cell table:style-name="Tabelle5.B2" office:value-type="string"><text:p text:style-name="P70">ENUM</text:p></table:table-cell></table:table-row><table:table-row table:style-name="Tabelle5.1"><table:table-cell table:style-name="Tabelle5.A2" office:value-type="string"><text:p text:style-name="P39">time</text:p></table:table-cell><table:table-cell table:style-name="Tabelle5.B2" office:value-type="string"><text:p text:style-name="P45">TIME</text:p></table:table-cell></table:table-row><table:table-row table:style-name="Tabelle5.1"><table:table-cell table:style-name="Tabelle5.A2" office:value-type="string"><text:p text:style-name="P39">duration</text:p></table:table-cell><table:table-cell table:style-name="Tabelle5.B2" office:value-type="string"><text:p text:style-name="P45">INTEGER</text:p></table:table-cell></table:table-row><table:table-row table:style-name="Tabelle5.1"><table:table-cell table:style-name="Tabelle5.A2" office:value-type="string"><text:p text:style-name="P39">max_num</text:p></table:table-cell><table:table-cell table:style-name="Tabelle5.B2" office:value-type="string"><text:p text:style-name="P45">INTEGER</text:p></table:table-cell></table:table-row><table:table-row table:style-name="Tabelle5.1"><table:table-cell table:style-name="Tabelle5.A2" office:value-type="string"><text:p text:style-name="P39">multiple</text:p></table:table-cell><table:table-cell table:style-name="Tabelle5.B2" office:value-type="string"><text:p text:style-name="P45">BOOLEAN</text:p></table:table-cell></table:table-row><table:table-row table:style-name="Tabelle5.1"><table:table-cell table:style-name="Tabelle5.A2" office:value-type="string"><text:p text:style-name="P39">schoolyear</text:p></table:table-cell><table:table-cell table:style-name="Tabelle5.B2" office:value-type="string"><text:p text:style-name="P69">VARCHAR(7)</text:p></table:table-cell></table:table-row><table:table-row table:style-name="Tabelle5.1"><table:table-cell table:style-name="Tabelle5.A2" office:value-type="string"><text:p text:style-name="P39">description</text:p></table:table-cell><table:table-cell table:style-name="Tabelle5.B2" office:value-type="string"><text:p text:style-name="P45">TEXT</text:p></table:table-cell></table:table-row></table:table><text:p text:style-name="P51"/></draw:text-box></draw:frame><draw:frame draw:style-name="fr1" draw:name="Rahmen2" text:anchor-type="as-char" svg:y="-0.787cm" draw:z-index="1"><draw:text-box fo:min-height="2.836cm" fo:min-width="6.2cm"><table:table table:name="Tabelle6" table:style-name="Tabelle6"><table:table-column table:style-name="Tabelle6.A"/><table:table-column table:style-name="Tabelle6.B"/><table:table-row table:style-name="Tabelle6.1"><table:table-cell table:style-name="Tabelle6.A1" table:number-columns-spanned="2" office:value-type="string"><text:p text:style-name="P56">events</text:p></table:table-cell><table:covered-table-cell/></table:table-row><table:table-row table:style-name="Tabelle6.1"><table:table-cell table:style-name="Tabelle6.A2" office:value-type="string"><text:p text:style-name="P59">Attribute</text:p></table:table-cell><table:table-cell table:style-name="Tabelle6.B2" office:value-type="string"><text:p text:style-name="P59">Domain</text:p></table:table-cell></table:table-row><table:table-row table:style-name="Tabelle6.1"><table:table-cell table:style-name="Tabelle6.A2" office:value-type="string"><text:p text:style-name="P72">event_id</text:p></table:table-cell><table:table-cell table:style-name="Tabelle6.B2" office:value-type="string"><text:p text:style-name="P69">SERIAL</text:p></table:table-cell></table:table-row><table:table-row table:style-name="Tabelle6.1"><table:table-cell table:style-name="Tabelle6.A2" office:value-type="string"><text:p text:style-name="P75">datetime</text:p></table:table-cell><table:table-cell table:style-name="Tabelle6.B2" office:value-type="string"><text:p text:style-name="P69">DATE</text:p></table:table-cell></table:table-row><table:table-row table:style-name="Tabelle6.1"><table:table-cell table:style-name="Tabelle6.A2" office:value-type="string"><text:p text:style-name="P75">duration</text:p></table:table-cell><table:table-cell table:style-name="Tabelle6.B2" office:value-type="string"><text:p text:style-name="P69">INTEGER</text:p></table:table-cell></table:table-row><table:table-row table:style-name="Tabelle6.1"><table:table-cell table:style-name="Tabelle6.A2" office:value-type="string"><text:p text:style-name="P75">annotation</text:p></table:table-cell><table:table-cell table:style-name="Tabelle6.B2" office:value-type="string"><text:p text:style-name="P69">TEXT</text:p></table:table-cell></table:table-row><table:table-row table:style-name="Tabelle6.1"><table:table-cell table:style-name="Tabelle6.A2" office:value-type="string"><text:p text:style-name="P79">wg_id</text:p></table:table-cell><table:table-cell table:style-name="Tabelle6.B2" office:value-type="string"><text:p text:style-name="P69">INTEGER</text:p></table:table-cell></table:table-row></table:table><text:p text:style-name="P52"/><table:table table:name="Tabelle4" table:style-name="Tabelle4"><table:table-column table:style-name="Tabelle4.A"/><table:table-column table:style-name="Tabelle4.B"/><table:table-row table:style-name="Tabelle4.1"><table:table-cell table:style-name="Tabelle4.A1" table:number-columns-spanned="2" office:value-type="string"><text:p text:style-name="P41">sessions</text:p></table:table-cell><table:covered-table-cell/></table:table-row><table:table-row table:style-name="Tabelle4.1"><table:table-cell table:style-name="Tabelle4.A2" office:value-type="string"><text:p text:style-name="P44">Attribute</text:p></table:table-cell><table:table-cell table:style-name="Tabelle4.B2" office:value-type="string"><text:p text:style-name="P44">Domain</text:p></table:table-cell></table:table-row><table:table-row table:style-name="Tabelle4.1"><table:table-cell table:style-name="Tabelle4.A2" office:value-type="string"><text:p text:style-name="P47">session_id</text:p></table:table-cell><table:table-cell table:style-name="Tabelle4.B2" office:value-type="string"><text:p text:style-name="P39">VARCHAR(255)</text:p></table:table-cell></table:table-row><table:table-row table:style-name="Tabelle4.1"><table:table-cell table:style-name="Tabelle4.A2" office:value-type="string"><text:p text:style-name="P48">logintime</text:p></table:table-cell><table:table-cell table:style-name="Tabelle4.B2" office:value-type="string"><text:p text:style-name="P39">TIMESTAMP</text:p></table:table-cell></table:table-row><table:table-row table:style-name="Tabelle4.1"><table:table-cell table:style-name="Tabelle4.A2" office:value-type="string"><text:p text:style-name="P80">user_id</text:p></table:table-cell><table:table-cell table:style-name="Tabelle4.B2" office:value-type="string"><text:p text:style-name="P39">INTEGER</text:p></table:table-cell></table:table-row></table:table><text:p text:style-name="P49"/><table:table table:name="Tabelle7" table:style-name="Tabelle7"><table:table-column table:style-name="Tabelle7.A"/><table:table-column table:style-name="Tabelle7.B"/><table:table-row table:style-name="Tabelle7.1"><table:table-cell table:style-name="Tabelle7.A1" table:number-columns-spanned="2" office:value-type="string"><text:p text:style-name="P56">lead</text:p></table:table-cell><table:covered-table-cell/></table:table-row><table:table-row table:style-name="Tabelle7.1"><table:table-cell table:style-name="Tabelle7.A2" office:value-type="string"><text:p text:style-name="P59">Attribute</text:p></table:table-cell><table:table-cell table:style-name="Tabelle7.B2" office:value-type="string"><text:p text:style-name="P59">Domain</text:p></table:table-cell></table:table-row><table:table-row table:style-name="Tabelle7.1"><table:table-cell table:style-name="Tabelle7.A2" office:value-type="string"><text:p text:style-name="P77">wg_id</text:p></table:table-cell><table:table-cell table:style-name="Tabelle7.B2" office:value-type="string"><text:p text:style-name="P69">INTEGER</text:p></table:table-cell></table:table-row><table:table-row table:style-name="Tabelle7.1"><table:table-cell table:style-name="Tabelle7.A2" office:value-type="string"><text:p text:style-name="P76">user_id</text:p></table:table-cell><table:table-cell table:style-name="Tabelle7.B2" office:value-type="string"><text:p text:style-name="P69">INTEGER</text:p></table:table-cell></table:table-row></table:table><text:p text:style-name="P52"/><table:table table:name="Tabelle8" table:style-name="Tabelle8"><table:table-column table:style-name="Tabelle8.A"/><table:table-column table:style-name="Tabelle8.B"/><table:table-row table:style-name="Tabelle8.1"><table:table-cell table:style-name="Tabelle8.A1" table:number-columns-spanned="2" office:value-type="string"><text:p text:style-name="P56">present</text:p></table:table-cell><table:covered-table-cell/></table:table-row><table:table-row table:style-name="Tabelle8.1"><table:table-cell table:style-name="Tabelle8.A2" office:value-type="string"><text:p text:style-name="P59">Attribute</text:p></table:table-cell><table:table-cell table:style-name="Tabelle8.B2" office:value-type="string"><text:p text:style-name="P59">Domain</text:p></table:table-cell></table:table-row><table:table-row table:style-name="Tabelle8.1"><table:table-cell table:style-name="Tabelle8.A2" office:value-type="string"><text:p text:style-name="P77">event_id</text:p></table:table-cell><table:table-cell table:style-name="Tabelle8.B2" office:value-type="string"><text:p text:style-name="P69">INTEGER</text:p></table:table-cell></table:table-row><table:table-row table:style-name="Tabelle8.1"><table:table-cell table:style-name="Tabelle8.A2" office:value-type="string"><text:p text:style-name="P76">user_id</text:p></table:table-cell><table:table-cell table:style-name="Tabelle8.B2" office:value-type="string"><text:p text:style-name="P69">INTEGER</text:p></table:table-cell></table:table-row></table:table><text:p text:style-name="P52"/><table:table table:name="Tabelle9" table:style-name="Tabelle9"><table:table-column table:style-name="Tabelle9.A"/><table:table-column table:style-name="Tabelle9.B"/><table:table-row table:style-name="Tabelle9.1"><table:table-cell table:style-name="Tabelle9.A1" table:number-columns-spanned="2" office:value-type="string"><text:p text:style-name="P56">participate</text:p></table:table-cell><table:covered-table-cell/></table:table-row><table:table-row table:style-name="Tabelle9.1"><table:table-cell table:style-name="Tabelle9.A2" office:value-type="string"><text:p text:style-name="P59">Attribute</text:p></table:table-cell><table:table-cell table:style-name="Tabelle9.B2" office:value-type="string"><text:p text:style-name="P59">Domain</text:p></table:table-cell></table:table-row><table:table-row table:style-name="Tabelle9.1"><table:table-cell table:style-name="Tabelle9.A2" office:value-type="string"><text:p text:style-name="P77">wg_id</text:p></table:table-cell><table:table-cell table:style-name="Tabelle9.B2" office:value-type="string"><text:p text:style-name="P69">INTEGER</text:p></table:table-cell></table:table-row><table:table-row table:style-name="Tabelle9.1"><table:table-cell table:style-name="Tabelle9.A2" office:value-type="string"><text:p text:style-name="P76">user_id</text:p></table:table-cell><table:table-cell table:style-name="Tabelle9.B2" office:value-type="string"><text:p text:style-name="P69">INTEGER</text:p></table:table-cell></table:table-row><table:table-row table:style-name="Tabelle9.1"><table:table-cell table:style-name="Tabelle9.A2" office:value-type="string"><text:p text:style-name="P75">schoolyear</text:p></table:table-cell><table:table-cell table:style-name="Tabelle9.B2" office:value-type="string"><text:p text:style-name="P69">VARCHAR(7)</text:p></table:table-cell></table:table-row></table:table><text:p text:style-name="P52"/></draw:text-box></draw:frame></text:p>
      <text:p text:style-name="P21"><text:soft-page-break/></text:p>
      <text:p text:style-name="P22">users (<text:span text:style-name="T2">user_</text:span><text:span text:style-name="T1">id</text:span>, username, password, firstname, lastname, email, roll, registrationtime, enabled, last_update)</text:p>
      <text:p text:style-name="P21">teachers (<text:span text:style-name="T11">user_id</text:span>, shorthand)</text:p>
      <text:p text:style-name="P21">students (<text:span text:style-name="T11">user_id</text:span>, studentnumber, class)</text:p>
      <text:p text:style-name="P29">wg<text:span text:style-name="T16">s </text:span>(<text:span text:style-name="T2">wg_</text:span><text:span text:style-name="T1">id</text:span>, title, day, time, duration, max_num, multiple, schoolyear, description)</text:p>
      <text:p text:style-name="P21"><text:span text:style-name="T17">events (</text:span><text:span text:style-name="T3">event_id</text:span><text:span text:style-name="T17">, datetime, duration, annotation, </text:span><text:span text:style-name="T12">wg_id</text:span><text:span text:style-name="T17">)</text:span></text:p>
      <text:p text:style-name="P20">sessions (<text:span text:style-name="T1">session_id</text:span>, logintime, <text:span text:style-name="T9">user_id</text:span>) </text:p>
      <text:p text:style-name="P24">lead (<text:span text:style-name="T11">wg_id, user_id</text:span>)</text:p>
      <text:p text:style-name="P24">present (<text:span text:style-name="T11">event_id, user_id</text:span>)</text:p>
      <text:p text:style-name="P24">participate (<text:span text:style-name="T11">wg_id, user_id</text:span>, schoolyear)</text:p>
      <text:p text:style-name="P24"/>
      <text:p text:style-name="P19">deutsche Übersetzung</text:p>
      <text:p text:style-name="P23"><text:span text:style-name="T6">Benutzer </text:span><text:span text:style-name="T7">(</text:span><text:span text:style-name="T3">Benutzer_</text:span><text:span text:style-name="T4">ID,</text:span><text:span text:style-name="T6"> Benutzername, </text:span><text:span text:style-name="T7">Passwort,</text:span><text:span text:style-name="T6"> Vorname, Nachname, E-Mail, </text:span><text:span text:style-name="T7">Rolle, </text:span><text:span text:style-name="T6">Registrierdatum, </text:span><text:span text:style-name="T7">aktiv, letzte_Aktualisierung)</text:span></text:p>
      <text:p text:style-name="P18"><text:span text:style-name="T18">Lehrer </text:span><text:span text:style-name="T19">(</text:span><text:span text:style-name="T11">Benutzer_ID</text:span><text:span text:style-name="T21">, </text:span><text:span text:style-name="T18">K</text:span><text:span text:style-name="T19">ü</text:span><text:span text:style-name="T18">rzel</text:span><text:span text:style-name="T19">)</text:span></text:p>
      <text:p text:style-name="P18"><text:span text:style-name="T18">Sch</text:span><text:span text:style-name="T19">ü</text:span><text:span text:style-name="T18">ler </text:span><text:span text:style-name="T19">(</text:span><text:span text:style-name="T11">Benutzer_ID</text:span><text:span text:style-name="T19">, </text:span><text:span text:style-name="T18">Sch</text:span><text:span text:style-name="T19">ü</text:span><text:span text:style-name="T18">lern</text:span><text:span text:style-name="T19">ummer</text:span><text:span text:style-name="T18">, Klasse</text:span><text:span text:style-name="T19">)</text:span><text:span text:style-name="T18"> </text:span></text:p>
      <text:p text:style-name="P18">AGs <text:span text:style-name="T16">(</text:span><text:span text:style-name="T3">AG_</text:span><text:span text:style-name="T1">ID</text:span><text:span text:style-name="T5">, Titel, Wochentag, Uhrzeit, Dauer, maxTeilnehmer, Mehrfachbelegbarkeit, Schuljahr, Kurzbeschreibung</text:span><text:span text:style-name="T7">)</text:span></text:p>
      <text:p text:style-name="P23"><text:span text:style-name="T6">Termine </text:span><text:span text:style-name="T8">(</text:span><text:span text:style-name="T3">Termin_</text:span><text:span text:style-name="T4">ID</text:span><text:span text:style-name="T6">, </text:span><text:span text:style-name="T8">Zeitstempel</text:span><text:span text:style-name="T6">, Dauer, <text:s/>Anmerkung, </text:span><text:span text:style-name="T10">AG_ID</text:span><text:span text:style-name="T22">)</text:span></text:p>
      <text:p text:style-name="P28">Session<text:span text:style-name="T20">s</text:span> <text:span text:style-name="T20">(</text:span><text:span text:style-name="T1">Session_ID,</text:span> <text:span text:style-name="T20">Loginzeitstempel</text:span>, <text:span text:style-name="T9">Benutzer_ID</text:span><text:span text:style-name="T23">)</text:span></text:p>
      <text:p text:style-name="P26">Leiten <text:span text:style-name="T30">(</text:span><text:span text:style-name="T11">AG_ID, Benutzer_ID</text:span><text:span text:style-name="T23">)</text:span></text:p>
      <text:p text:style-name="P27">Anwesenheit <text:span text:style-name="T30">(</text:span><text:span text:style-name="T11">Termin ID, Benutzer ID</text:span><text:span text:style-name="T23">)</text:span></text:p>
      <text:p text:style-name="P27"><text:span text:style-name="T14">Teilnahme</text:span> <text:span text:style-name="T30">(</text:span><text:span text:style-name="T11">AG_ID, Benutzer_ID</text:span>, Schuljahr<text:span text:style-name="T23">)</text:span></text:p>
      <text:p text:style-name="P25"/>
      <text:p text:style-name="P30">Transformation<text:span text:style-name="T31">en </text:span></text:p>
      <text:p text:style-name="P12"/>
      <text:p text:style-name="P4">Transformation der Entitätstypen AGs, Termine, Benutzer, Session<text:span text:style-name="T24">s</text:span>: </text:p>
      <text:p text:style-name="P4">1:1 aus ER-Modell übernommen.</text:p>
      <text:p text:style-name="P3"/>
      <text:p text:style-name="P4">Transformation der Subtypenbeziehungen Lehrer, Schueler, Andere: </text:p>
      <text:p text:style-name="P14"><text:span text:style-name="T25">Jeder Subtyp wird zu einem neuen Relationsschema, das alle Attribute des jeweilige</text:span><text:span text:style-name="T26">n</text:span><text:span text:style-name="T25"> Subtyps als auch den Primärschlüssel des Supertyps als Fremdschlüssel enthält. Der Fremdschlüssel wird zum Primärschlüssel des Subtyps. </text:span><text:span text:style-name="T26">Da „Andere“ keine eigenen Attribute besitzt, ist die Relation nicht notwendig zu implementieren. Jeder Benutzer, der kein Schüler oder Lehrer ist, ist automatisch ein „Anderer“.</text:span></text:p>
      <text:p text:style-name="P10"/>
      <text:p text:style-name="P11">Transformation „besitzt“:</text:p>
      <text:p text:style-name="P11">Die einseitig optionale Beziehung (ein Benutzer muss keine Session haben) wird in den Entitätstyp „Session“ durch Hinzunahme der BenutzerID <text:s/>integriert.</text:p>
      <text:p text:style-name="P11">Semantikverlust, da Optionalität nicht mehr erkennbar. Integritätsbedingung (eine Session muss einen Benutzer haben) muss hinzugefügt werden.</text:p>
      <text:p text:style-name="P5"/>
      <text:p text:style-name="P5">Transformation „<text:span text:style-name="T13">anwesend“:</text:span></text:p>
      <text:p text:style-name="P6">Es handelt sich um einen beidseitig optionalen m:n Beziehungstyp. Er wird in eine eigene Relation „Anwesenheit“ transformiert, die die Fremdschlüssel der beteiligten Entitäten (Termine und Benutzer) enthält, <text:span text:style-name="T14">die gemeinsam den Primärschlüssel bilden.</text:span></text:p>
      <text:p text:style-name="P6">Semantikverlust, da Optionalität nicht mehr erkennbar ist. Integritätsbedingung (ein Benutzer kann nicht an mehreren Terminen gleichzeitig anwesend sein) muss hinzugefügt werden.</text:p>
      <text:p text:style-name="P6"/>
      <text:p text:style-name="P7">Transformation „<text:span text:style-name="T31">statt</text:span>finde<text:span text:style-name="T31">n</text:span>“:</text:p>
      <text:p text:style-name="P6">Der n:1 Beziehungstyp (Termin – AG) wird in den Entitätstyp Termine durch Hinzunahme der AG_ID integriert.</text:p>
      <text:p text:style-name="P16"><text:span text:style-name="T29">Semantikverlust, weil einseitige Optionalität (eine AG muss nicht zwangsläufig einen Termin haben) nicht mehr erkennbar. </text:span><text:span text:style-name="T27">Integritätsbedingung notwendig, weil ein Termin genau einer AG zugeordnet werden </text:span><text:span text:style-name="T28">muss (NOT NULL REFERENCES wgs(wg_id))</text:span><text:span text:style-name="T27">. </text:span></text:p>
      <text:p text:style-name="P6"/>
      <text:p text:style-name="P8">Transformation „leite<text:span text:style-name="T31">n</text:span>“:</text:p>
      <text:p text:style-name="P8">Es handelt sich um einen einseitig optionalen m:n Beziehungstyp. Er wird in eine eigene Relation „Leiten“ transformiert, die die Fremdschlüssel der beteiligten Entitätstypen (AGs und Benutzer) enthält, die gemeinsam den Primärschlüssel bilden. </text:p>
      <text:p text:style-name="P8">Semantikverlust, da Optionalität (nicht jeder Benutzer muss eine AG leiten) nicht mehr erkennbar. Keine Integritätsbedingungen notwendig.</text:p>
      <text:p text:style-name="P8"/>
      <text:p text:style-name="P15"><text:span text:style-name="T27">Transformation „</text:span><text:span text:style-name="T28">teilnehmen</text:span><text:span text:style-name="T27">“:</text:span></text:p>
      <text:p text:style-name="P8">Es handelt sich um einen <text:span text:style-name="T15">beid</text:span>seitig optionalen m:n Beziehungstyp. Er wird in eine eigene Relation „Teilnahme“ transformiert, <text:span text:style-name="T15">die die Fremdschlüssel der beteiligten Entitätstypen (AGs und Benutzer) enthält, die gemeinsam den Primärschlüssel bilden. </text:span></text:p>
      <text:p text:style-name="P9">Semantikverlust, da Optionalität (nicht jeder Benutzer muss an einer AG teilnehmen, eine AG muss keine Teilnehmer haben) nicht mehr erkennbar.</text:p>
      <text:p text:style-name="P9">Integritätsbedingung notwendig, um „maxTeilnehmer“ nicht zu überschreiten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6:21:34.296592945</meta:creation-date>
    <dc:date>2021-04-04T21:50:09.597005588</dc:date>
    <meta:editing-duration>PT3H38M1S</meta:editing-duration>
    <meta:editing-cycles>21</meta:editing-cycles>
    <meta:generator>LibreOffice/6.4.7.2$Linux_X86_64 LibreOffice_project/40$Build-2</meta:generator>
    <meta:document-statistic meta:table-count="9" meta:image-count="0" meta:object-count="0" meta:page-count="3" meta:paragraph-count="145" meta:word-count="528" meta:character-count="4434" meta:non-whitespace-character-count="4039"/>
  </office:meta>
</office:document-meta>
</file>